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208.46pt"/>
    </style:style>
    <style:style style:name="co3" style:family="table-column">
      <style:table-column-properties fo:break-before="auto" style:column-width="92.44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666666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666666" fo:font-style="italic" style:font-style-asian="italic" style:font-style-complex="italic"/>
    </style:style>
    <style:style style:name="ce11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/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01">
      <style:text-properties fo:color="#666666" fo:font-style="italic" style:font-style-asian="italic" style:font-style-complex="italic"/>
    </style:style>
    <style:style style:name="ce25" style:family="table-cell" style:parent-style-name="Default" style:data-style-name="N10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03">
      <style:table-cell-properties style:text-align-source="fix" style:repeat-content="false"/>
      <style:paragraph-properties fo:text-align="start" fo:margin-left="0pt"/>
      <style:text-properties fo:color="#666666" fo:font-style="italic" style:font-style-asian="italic" style:font-style-complex="italic"/>
    </style:style>
    <style:style style:name="ce2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3" table:default-cell-style-name="ce19"/>
        <table:table-column table:style-name="co1" table:default-cell-style-name="Default"/>
        <table:table-column table:style-name="co3" table:number-columns-repeated="101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4"/>
          <table:table-cell table:style-name="ce20" office:value-type="string" calcext:value-type="string" table:number-columns-spanned="2" table:number-rows-spanned="1">
            <text:p>Approach <text:s/>(B)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4"/>
          <table:table-cell table:number-columns-repeated="1016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2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2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27" table:number-columns-repeated="1016"/>
        </table:table-row>
        <table:table-row table:style-name="ro2">
          <table:table-cell table:style-name="ce1" table:number-columns-repeated="4"/>
          <table:table-cell table:style-name="ce20"/>
          <table:table-cell table:style-name="ce1" table:number-columns-repeated="3"/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7" office:value-type="string" calcext:value-type="string">
            <text:p>Phase 1: </text:p>
            <text:p>Programming</text:p>
          </table:table-cell>
          <table:table-cell table:style-name="ce11" table:formula="of:=[.$A4]*[.C$11]" office:value-type="percentage" office:value="0.00425" calcext:value-type="percentage">
            <text:p>0.4%</text:p>
          </table:table-cell>
          <table:table-cell table:style-name="ce16" table:formula="of:=[.C4]*[.$H$12]" office:value-type="currency" office:currency="USD" office:value="85" calcext:value-type="currency">
            <text:p>$85</text:p>
          </table:table-cell>
          <table:table-cell table:style-name="ce21" table:formula="of:=[.$A4]*[.E$11]" office:value-type="percentage" office:value="0.0055" calcext:value-type="percentage">
            <text:p>0.6%</text:p>
          </table:table-cell>
          <table:table-cell table:style-name="ce16" table:formula="of:=[.E4]*[.$H$12]" office:value-type="currency" office:currency="USD" office:value="110" calcext:value-type="currency">
            <text:p>$110</text:p>
          </table:table-cell>
          <table:table-cell table:style-name="ce11" table:formula="of:=[.$A4]*[.G$11]" office:value-type="percentage" office:value="0.0065" calcext:value-type="percentage">
            <text:p>0.7%</text:p>
          </table:table-cell>
          <table:table-cell table:style-name="ce16" table:formula="of:=[.G4]*[.$H$12]" office:value-type="currency" office:currency="USD" office:value="130" calcext:value-type="currency">
            <text:p>$13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1" calcext:value-type="percentage">
            <text:p>10.00%</text:p>
          </table:table-cell>
          <table:table-cell table:style-name="ce7" office:value-type="string" calcext:value-type="string">
            <text:p>Phase 2: </text:p>
            <text:p>Schematic Design</text:p>
          </table:table-cell>
          <table:table-cell table:style-name="ce11" table:formula="of:=[.$A5]*[.C$11]" office:value-type="percentage" office:value="0.0085" calcext:value-type="percentage">
            <text:p>0.9%</text:p>
          </table:table-cell>
          <table:table-cell table:style-name="ce16" table:formula="of:=[.C5]*[.$H$12]" office:value-type="currency" office:currency="USD" office:value="170" calcext:value-type="currency">
            <text:p>$170</text:p>
          </table:table-cell>
          <table:table-cell table:style-name="ce21" table:formula="of:=[.$A5]*[.E$11]" office:value-type="percentage" office:value="0.011" calcext:value-type="percentage">
            <text:p>1.1%</text:p>
          </table:table-cell>
          <table:table-cell table:style-name="ce16" table:formula="of:=[.E5]*[.$H$12]" office:value-type="currency" office:currency="USD" office:value="220" calcext:value-type="currency">
            <text:p>$220</text:p>
          </table:table-cell>
          <table:table-cell table:style-name="ce11" table:formula="of:=[.$A5]*[.G$11]" office:value-type="percentage" office:value="0.013" calcext:value-type="percentage">
            <text:p>1.3%</text:p>
          </table:table-cell>
          <table:table-cell table:style-name="ce16" table:formula="of:=[.G5]*[.$H$12]" office:value-type="currency" office:currency="USD" office:value="260" calcext:value-type="currency">
            <text:p>$26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5" calcext:value-type="percentage">
            <text:p>25.00%</text:p>
          </table:table-cell>
          <table:table-cell table:style-name="ce7" office:value-type="string" calcext:value-type="string">
            <text:p>Phase 3: </text:p>
            <text:p>Design Development</text:p>
          </table:table-cell>
          <table:table-cell table:style-name="ce11" table:formula="of:=[.$A6]*[.C$11]" office:value-type="percentage" office:value="0.02125" calcext:value-type="percentage">
            <text:p>2.1%</text:p>
          </table:table-cell>
          <table:table-cell table:style-name="ce16" table:formula="of:=[.C6]*[.$H$12]" office:value-type="currency" office:currency="USD" office:value="425" calcext:value-type="currency">
            <text:p>$425</text:p>
          </table:table-cell>
          <table:table-cell table:style-name="ce21" table:formula="of:=[.$A6]*[.E$11]" office:value-type="percentage" office:value="0.0275" calcext:value-type="percentage">
            <text:p>2.8%</text:p>
          </table:table-cell>
          <table:table-cell table:style-name="ce16" table:formula="of:=[.E6]*[.$H$12]" office:value-type="currency" office:currency="USD" office:value="550" calcext:value-type="currency">
            <text:p>$550</text:p>
          </table:table-cell>
          <table:table-cell table:style-name="ce11" table:formula="of:=[.$A6]*[.G$11]" office:value-type="percentage" office:value="0.0325" calcext:value-type="percentage">
            <text:p>3.3%</text:p>
          </table:table-cell>
          <table:table-cell table:style-name="ce16" table:formula="of:=[.G6]*[.$H$12]" office:value-type="currency" office:currency="USD" office:value="650" calcext:value-type="currency">
            <text:p>$65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35" calcext:value-type="percentage">
            <text:p>35.00%</text:p>
          </table:table-cell>
          <table:table-cell table:style-name="ce7" office:value-type="string" calcext:value-type="string">
            <text:p>Phase 4: </text:p>
            <text:p>Construction Documents</text:p>
          </table:table-cell>
          <table:table-cell table:style-name="ce11" table:formula="of:=[.$A7]*[.C$11]" office:value-type="percentage" office:value="0.02975" calcext:value-type="percentage">
            <text:p>3.0%</text:p>
          </table:table-cell>
          <table:table-cell table:style-name="ce16" table:formula="of:=[.C7]*[.$H$12]" office:value-type="currency" office:currency="USD" office:value="595" calcext:value-type="currency">
            <text:p>$595</text:p>
          </table:table-cell>
          <table:table-cell table:style-name="ce21" table:formula="of:=[.$A7]*[.E$11]" office:value-type="percentage" office:value="0.0385" calcext:value-type="percentage">
            <text:p>3.9%</text:p>
          </table:table-cell>
          <table:table-cell table:style-name="ce16" table:formula="of:=[.E7]*[.$H$12]" office:value-type="currency" office:currency="USD" office:value="770" calcext:value-type="currency">
            <text:p>$770</text:p>
          </table:table-cell>
          <table:table-cell table:style-name="ce11" table:formula="of:=[.$A7]*[.G$11]" office:value-type="percentage" office:value="0.0455" calcext:value-type="percentage">
            <text:p>4.6%</text:p>
          </table:table-cell>
          <table:table-cell table:style-name="ce16" table:formula="of:=[.G7]*[.$H$12]" office:value-type="currency" office:currency="USD" office:value="910" calcext:value-type="currency">
            <text:p>$91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7" office:value-type="string" calcext:value-type="string">
            <text:p>Phase 5: </text:p>
            <text:p>Bidding &amp; Contract Negotiation</text:p>
          </table:table-cell>
          <table:table-cell table:style-name="ce11" table:formula="of:=[.$A8]*[.C$11]" office:value-type="percentage" office:value="0.00425" calcext:value-type="percentage">
            <text:p>0.4%</text:p>
          </table:table-cell>
          <table:table-cell table:style-name="ce16" table:formula="of:=[.C8]*[.$H$12]" office:value-type="currency" office:currency="USD" office:value="85" calcext:value-type="currency">
            <text:p>$85</text:p>
          </table:table-cell>
          <table:table-cell table:style-name="ce21" table:formula="of:=[.$A8]*[.E$11]" office:value-type="percentage" office:value="0.0055" calcext:value-type="percentage">
            <text:p>0.6%</text:p>
          </table:table-cell>
          <table:table-cell table:style-name="ce16" table:formula="of:=[.E8]*[.$H$12]" office:value-type="currency" office:currency="USD" office:value="110" calcext:value-type="currency">
            <text:p>$110</text:p>
          </table:table-cell>
          <table:table-cell table:style-name="ce11" table:formula="of:=[.$A8]*[.G$11]" office:value-type="percentage" office:value="0.0065" calcext:value-type="percentage">
            <text:p>0.7%</text:p>
          </table:table-cell>
          <table:table-cell table:style-name="ce16" table:formula="of:=[.G8]*[.$H$12]" office:value-type="currency" office:currency="USD" office:value="130" calcext:value-type="currency">
            <text:p>$13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7" office:value-type="string" calcext:value-type="string">
            <text:p>Phase 6: </text:p>
            <text:p>Construction Administration</text:p>
          </table:table-cell>
          <table:table-cell table:style-name="ce11" table:formula="of:=[.$A9]*[.C$11]" office:value-type="percentage" office:value="0.017" calcext:value-type="percentage">
            <text:p>1.7%</text:p>
          </table:table-cell>
          <table:table-cell table:style-name="ce16" table:formula="of:=[.C9]*[.$H$12]" office:value-type="currency" office:currency="USD" office:value="340" calcext:value-type="currency">
            <text:p>$340</text:p>
          </table:table-cell>
          <table:table-cell table:style-name="ce21" table:formula="of:=[.$A9]*[.E$11]" office:value-type="percentage" office:value="0.022" calcext:value-type="percentage">
            <text:p>2.2%</text:p>
          </table:table-cell>
          <table:table-cell table:style-name="ce16" table:formula="of:=[.E9]*[.$H$12]" office:value-type="currency" office:currency="USD" office:value="440" calcext:value-type="currency">
            <text:p>$440</text:p>
          </table:table-cell>
          <table:table-cell table:style-name="ce11" table:formula="of:=[.$A9]*[.G$11]" office:value-type="percentage" office:value="0.026" calcext:value-type="percentage">
            <text:p>2.6%</text:p>
          </table:table-cell>
          <table:table-cell table:style-name="ce16" table:formula="of:=[.G9]*[.$H$12]" office:value-type="currency" office:currency="USD" office:value="520" calcext:value-type="currency">
            <text:p>$52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8"/>
          <table:table-cell table:style-name="ce12"/>
          <table:table-cell table:style-name="ce17"/>
          <table:table-cell table:style-name="ce22"/>
          <table:table-cell table:style-name="ce17"/>
          <table:table-cell table:style-name="ce12"/>
          <table:table-cell table:style-name="ce25"/>
          <table:table-cell table:number-columns-repeated="1016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table:style-name="ce9" office:value-type="string" calcext:value-type="string">
            <text:p>All Phases</text:p>
          </table:table-cell>
          <table:table-cell table:style-name="ce13" office:value-type="percentage" office:value="0.085" calcext:value-type="percentage">
            <text:p>8.5%</text:p>
          </table:table-cell>
          <table:table-cell table:style-name="ce18" table:formula="of:=SUM([.D4:.D9])" office:value-type="currency" office:currency="USD" office:value="1700" calcext:value-type="currency">
            <text:p>$1,700</text:p>
          </table:table-cell>
          <table:table-cell table:style-name="ce23" office:value-type="percentage" office:value="0.11" calcext:value-type="percentage">
            <text:p>11.0%</text:p>
          </table:table-cell>
          <table:table-cell table:style-name="ce18" table:formula="of:=SUM([.F4:.F9])" office:value-type="currency" office:currency="USD" office:value="2200" calcext:value-type="currency">
            <text:p>$2,200</text:p>
          </table:table-cell>
          <table:table-cell table:style-name="ce13" office:value-type="percentage" office:value="0.13" calcext:value-type="percentage">
            <text:p>13.0%</text:p>
          </table:table-cell>
          <table:table-cell table:style-name="ce18" table:formula="of:=SUM([.H4:.H9])" office:value-type="currency" office:currency="USD" office:value="2600" calcext:value-type="currency">
            <text:p>$2,60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7" table:number-rows-spanned="1">
            <text:p>Assuming a Construction Cost = </text:p>
          </table:table-cell>
          <table:covered-table-cell table:number-columns-repeated="4" table:style-name="ce10"/>
          <table:covered-table-cell table:style-name="ce24"/>
          <table:covered-table-cell table:style-name="ce10"/>
          <table:table-cell table:style-name="ce26" office:value-type="currency" office:currency="USD" office:value="20000" calcext:value-type="currency">
            <text:p>$20,000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2:02:02.6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6-08-19T12:02:39.445000000</dc:date>
    <meta:editing-duration>PT1H20M</meta:editing-duration>
    <meta:editing-cycles>19</meta:editing-cycles>
    <meta:generator>LibreOffice/5.0.6.3$Windows_x86 LibreOffice_project/490fc03b25318460cfc54456516ea2519c11d1aa</meta:generator>
    <meta:document-statistic meta:table-count="1" meta:cell-count="69" meta:object-count="0"/>
  </office:meta>
</office:document-meta>
</file>